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4902in"/>
    </style:style>
    <style:style style:name="co9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xperi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_scrip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initial_learning_rate</text:p>
          </table:table-cell>
          <table:table-cell office:value-type="string" calcext:value-type="string">
            <text:p>num_epochs</text:p>
          </table:table-cell>
          <table:table-cell office:value-type="string" calcext:value-type="string">
            <text:p>steps_per_checkpoin</text:p>
          </table:table-cell>
          <table:table-cell office:value-type="string" calcext:value-type="string">
            <text:p>tb_log_every</text:p>
          </table:table-cell>
          <table:table-cell office:value-type="string" calcext:value-type="string">
            <text:p>target_embedding_size</text:p>
          </table:table-cell>
          <table:table-cell office:value-type="string" calcext:value-type="string">
            <text:p>attention_num_hidden</text:p>
          </table:table-cell>
          <table:table-cell office:value-type="string" calcext:value-type="string">
            <text:p>attention_num_layers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bucke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901" calcext:value-type="float">
            <text:p>30901</text:p>
          </table:table-cell>
          <table:table-cell office:value-type="string" calcext:value-type="string">
            <text:p>v005_hist_1_10_1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ython launcher.py --phase=train --data-path=../data/voice/v005_hist_1_10_1000000/training/dataset.txt --data-base-dir=../data/voice/v005_hist_1_10_1000000/training/data --log-path=../logs/logs_b64_v005_hist_1_10_1000000.log --load-model --target-vocab-size=13 --steps-per-checkpoint=500 --model-dir=../models_b64_v005_hist_1_10_1000000 --batch-size=64 --tb_logs=../tb__b64_v005_hist_1_10_1000000 --tb_log_every=300 –attn-num-hidden=256 –attn-num-layers=2 –target-embedding-size=5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902" calcext:value-type="float">
            <text:p>30902</text:p>
          </table:table-cell>
          <table:table-cell office:value-type="string" calcext:value-type="string">
            <text:p>v006_1_10_1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launcher.py --phase=train –data-path=../data/voice/v006_1_10_1000000/training/dataset.txt --data-base-dir=../data/voice/v006_1_10_1000000/training/data --log-path=../logs/logs_b128_v006_1_10_1000000.log --load-model --target-vocab-size=13 --steps-per-checkpoint=500 --model-dir=../models_b128_v006_1_10_1000000 –batch-size=128 –tb_logs=../tb__b128_v006_1_10_1000000 –tb_log_every=300 –attn-num-hidden=128 –attn-num-layers=2 –target-embedding-size=1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v007_1_10_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launcher.py –phase=train –data-path=../data/voice/v007_1_10_100000/training/dataset.txt --data-base-dir=../data/voice/v007_1_10_100000/training/data --log-path=../logs/logs_b64_v007_1_10_100000.log --load-model --target-vocab-size=13 --steps-per-checkpoint=500 --model-dir=../models_b64_v007_1_10_100000 –batch-size=64 –tb_logs=../tb__b64_v007_1_10_100000 –tb_log_every=300 –attn-num-hidden=128 –attn-num-layers=2 –target-embedding-size=10 –initial-learning-rate=0.001</text:p>
          </table:table-cell>
          <table:table-cell office:value-type="float" office:value="64" calcext:value-type="float">
            <text:p>64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1002" calcext:value-type="float">
            <text:p>31002</text:p>
          </table:table-cell>
          <table:table-cell office:value-type="string" calcext:value-type="string">
            <text:p>v007_1_10_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launcher.py –phase=train –data-path=../data/voice/v007_1_10_100000/training/dataset.txt --data-base-dir=../data/voice/v007_1_10_100000/training/data --log-path=../logs/logs_b64_v007_1_10_100000.log --load-model --target-vocab-size=13 --steps-per-checkpoint=500 --model-dir=../models_b64_v007_1_10_100000 –batch-size=64 –tb_logs=../tb__b64_v007_1_10_100000 –tb_log_every=300 –attn-num-hidden=256 –attn-num-layers=3 –target-embedding-size=50 –initial-learning-rate=0.0001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v007_1_10_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launcher.py --phase=train --data-path=../data/voice/v007_1_10_100000/training/dataset.txt --data-base-dir=../data/voice/v007_1_10_100000/training/data --log-path=../logs/logs_b128_v007_1_10_100000.log --load-model --target-vocab-size=13 --steps-per-checkpoint=500 --model-dir=../models_b128_v007_1_10_100000 --batch-size=64 --tb_logs=../tb__b128_v007_1_10_100000 --tb_log_every=300 --attn-num-hidden=128 --attn-num-layers=3 --target-embedding-size=50</text:p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701" calcext:value-type="float">
            <text:p>30701</text:p>
          </table:table-cell>
          <table:table-cell office:value-type="string" calcext:value-type="string">
            <text:p>v007_1_10_1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ython launcher.py --phase=train --data-path=../data/voice/v007_1_10_100000/training/dataset.txt --data-base-dir=../data/voice/v007_1_10_100000/training/data --log-path=../logs/logs_b256_v007_1_10_100000.log --load-model --target-vocab-size=13 --steps-per-checkpoint=500 --model-dir=../models_b256_v007_1_10_100000 --batch-size=100 --tb_logs=../tb__b256_v007_1_10_100000 --tb_log_every=300 --attn-num-hidden=100 --attn-num-layers=3 –target-embedding-size=7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[(230 / 16, 2 + 2),(400 / 16, 4 + 2),(600 / 16, 6 + 2),(800 / 16, 8 + 2),(1000 / 16, 8 + 2),(1200 / 16, 9 + 2),(1800 / 16, 10 + 2),</text:p>
            <text:p/>
          </table:table-cell>
        </table:table-row>
      </table:table>
      <table:table table:name="models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shap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v_last_layer_fusion</text:p>
          </table:table-cell>
          <table:table-cell table:number-columns-repeated="2"/>
        </table:table-row>
      </table:table>
      <table:table table:name="requirem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0:36:51.876647771</meta:creation-date>
    <dc:date>2016-12-08T23:33:22.659737021</dc:date>
    <meta:editing-duration>PT2H44M17S</meta:editing-duration>
    <meta:editing-cycles>4</meta:editing-cycles>
    <meta:generator>LibreOffice/4.2.8.2$Linux_X86_64 LibreOffice_project/420m0$Build-2</meta:generator>
    <meta:document-statistic meta:table-count="3" meta:cell-count="111" meta:object-count="0"/>
  </office:meta>
</office:document-meta>
</file>